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2.267cm"/>
    </style:style>
    <style:style style:name="co2" style:family="table-column">
      <style:table-column-properties fo:break-before="auto" style:column-width="13.485cm"/>
    </style:style>
    <style:style style:name="co3" style:family="table-column">
      <style:table-column-properties fo:break-before="auto" style:column-width="10.351cm"/>
    </style:style>
    <style:style style:name="co4" style:family="table-column">
      <style:table-column-properties fo:break-before="auto" style:column-width="7.103cm"/>
    </style:style>
    <style:style style:name="co5" style:family="table-column">
      <style:table-column-properties fo:break-before="auto" style:column-width="7.796cm"/>
    </style:style>
    <style:style style:name="co7" style:family="table-column">
      <style:table-column-properties fo:break-before="auto" style:column-width="8.962cm"/>
    </style:style>
    <style:style style:name="ro2" style:family="table-row">
      <style:table-row-properties style:row-height="0.453cm" fo:break-before="auto" style:use-optimal-row-height="true"/>
    </style:style>
    <style:style style:name="ro3" style:family="table-row">
      <style:table-row-properties style:row-height="0.707cm" fo:break-before="auto" style:use-optimal-row-height="true"/>
    </style:style>
    <style:style style:name="ro4" style:family="table-row">
      <style:table-row-properties style:row-height="0.841cm" fo:break-before="auto" style:use-optimal-row-height="true"/>
    </style:style>
    <style:style style:name="ro5" style:family="table-row">
      <style:table-row-properties style:row-height="0.552cm" fo:break-before="auto" style:use-optimal-row-height="true"/>
    </style:style>
    <style:style style:name="ro6" style:family="table-row">
      <style:table-row-properties style:row-height="2.027cm" fo:break-before="auto" style:use-optimal-row-height="true"/>
    </style:style>
    <style:style style:name="ro7" style:family="table-row">
      <style:table-row-properties style:row-height="1.2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font-name="Times New Roman" fo:font-size="16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font-name="Times New Roman"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style:text-properties style:use-window-font-color="true" style:text-outline="false" style:text-line-through-style="none" style:font-name="Times New Roman" fo:font-size="12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Feuille1" table:style-name="ta1" table:print="false">
        <table:table-column table:style-name="co2" table:default-cell-style-name="ce3"/>
        <table:table-column table:style-name="co3" table:default-cell-style-name="ce5"/>
        <table:table-column table:style-name="co4" table:default-cell-style-name="ce5"/>
        <table:table-column table:style-name="co5" table:default-cell-style-name="ce5"/>
        <table:table-column table:style-name="co7" table:default-cell-style-name="ce5"/>
        <table:table-row table:style-name="ro3">
          <table:table-cell table:style-name="ce1" office:value-type="string">
            <text:p>Dictionnaire de données</text:p>
          </table:table-cell>
          <table:table-cell table:style-name="Default" table:number-columns-repeated="4"/>
        </table:table-row>
        <table:table-row table:style-name="ro2">
          <table:table-cell table:style-name="ce2" office:value-type="string">
            <text:p>Code</text:p>
          </table:table-cell>
          <table:table-cell table:style-name="ce2" office:value-type="string">
            <text:p>Nom</text:p>
          </table:table-cell>
          <table:table-cell table:style-name="ce2" office:value-type="string">
            <text:p>Description</text:p>
          </table:table-cell>
          <table:table-cell table:style-name="ce2" office:value-type="string">
            <text:p>Type</text:p>
          </table:table-cell>
          <table:table-cell table:style-name="ce2" office:value-type="string">
            <text:p>Contrainte/Validation</text:p>
          </table:table-cell>
        </table:table-row>
        <table:table-row table:style-name="ro2">
          <table:table-cell office:value-type="string">
            <text:p>PRD_ID</text:p>
          </table:table-cell>
          <table:table-cell office:value-type="string">
            <text:p>Identifiant Produit</text:p>
          </table:table-cell>
          <table:table-cell office:value-type="string">
            <text:p>Identifiant unique du produit</text:p>
          </table:table-cell>
          <table:table-cell office:value-type="string">
            <text:p>Entier</text:p>
          </table:table-cell>
          <table:table-cell office:value-type="string">
            <text:p>Clé primaire, auto-généré</text:p>
          </table:table-cell>
        </table:table-row>
        <table:table-row table:style-name="ro2">
          <table:table-cell office:value-type="string">
            <text:p>PRD_DESC</text:p>
          </table:table-cell>
          <table:table-cell office:value-type="string">
            <text:p>Description</text:p>
          </table:table-cell>
          <table:table-cell office:value-type="string">
            <text:p>Description détaillée du produit</text:p>
          </table:table-cell>
          <table:table-cell office:value-type="string">
            <text:p>Texte (500)</text:p>
          </table:table-cell>
          <table:table-cell office:value-type="string">
            <text:p>Obligatoire</text:p>
          </table:table-cell>
        </table:table-row>
        <table:table-row table:style-name="ro2">
          <table:table-cell office:value-type="string">
            <text:p>PRD_REF_FRS</text:p>
          </table:table-cell>
          <table:table-cell office:value-type="string">
            <text:p>Référence fournisseur</text:p>
          </table:table-cell>
          <table:table-cell office:value-type="string">
            <text:p>Référence du produit chez le fournisseur</text:p>
          </table:table-cell>
          <table:table-cell office:value-type="string">
            <text:p>Texte (20)</text:p>
          </table:table-cell>
          <table:table-cell office:value-type="string">
            <text:p>Obligatoire</text:p>
          </table:table-cell>
        </table:table-row>
        <table:table-row table:style-name="ro2">
          <table:table-cell office:value-type="string">
            <text:p>PRD_PRIX_ACH</text:p>
          </table:table-cell>
          <table:table-cell office:value-type="string">
            <text:p>Prix d'achat</text:p>
          </table:table-cell>
          <table:table-cell office:value-type="string">
            <text:p>Prix d'achat du produit, hors taxes</text:p>
          </table:table-cell>
          <table:table-cell office:value-type="string">
            <text:p>Décimal (10,2)</text:p>
          </table:table-cell>
          <table:table-cell office:value-type="string">
            <text:p>&gt; 0</text:p>
          </table:table-cell>
        </table:table-row>
        <table:table-row table:style-name="ro2">
          <table:table-cell office:value-type="string">
            <text:p>PRD_PUB</text:p>
          </table:table-cell>
          <table:table-cell office:value-type="string">
            <text:p>Statut publication</text:p>
          </table:table-cell>
          <table:table-cell office:value-type="string">
            <text:p>Indique si le produit est publié sur le site</text:p>
          </table:table-cell>
          <table:table-cell office:value-type="string">
            <text:p>Booléen</text:p>
          </table:table-cell>
          <table:table-cell office:value-type="string">
            <text:p>true/false</text:p>
          </table:table-cell>
        </table:table-row>
        <table:table-row table:style-name="ro2">
          <table:table-cell office:value-type="string">
            <text:p>CAT_ID</text:p>
          </table:table-cell>
          <table:table-cell office:value-type="string">
            <text:p>Identifiant Rubrique</text:p>
          </table:table-cell>
          <table:table-cell office:value-type="string">
            <text:p>Identifiant unique de la rubrique principale</text:p>
          </table:table-cell>
          <table:table-cell office:value-type="string">
            <text:p>Entier</text:p>
          </table:table-cell>
          <table:table-cell office:value-type="string">
            <text:p>Clé étrangère</text:p>
          </table:table-cell>
        </table:table-row>
        <table:table-row table:style-name="ro2">
          <table:table-cell office:value-type="string">
            <text:p>SOUSCAT_ID</text:p>
          </table:table-cell>
          <table:table-cell office:value-type="string">
            <text:p>Identifiant Sous-Rubrique</text:p>
          </table:table-cell>
          <table:table-cell office:value-type="string">
            <text:p>Identifiant unique de la sous-rubrique</text:p>
          </table:table-cell>
          <table:table-cell office:value-type="string">
            <text:p>Entier</text:p>
          </table:table-cell>
          <table:table-cell office:value-type="string">
            <text:p>Clé étrangère</text:p>
          </table:table-cell>
        </table:table-row>
        <table:table-row table:style-name="ro2">
          <table:table-cell office:value-type="string">
            <text:p>CLI_ID</text:p>
          </table:table-cell>
          <table:table-cell office:value-type="string">
            <text:p>Identifiant Client</text:p>
          </table:table-cell>
          <table:table-cell office:value-type="string">
            <text:p>Identifiant unique du client</text:p>
          </table:table-cell>
          <table:table-cell office:value-type="string">
            <text:p>Entier</text:p>
          </table:table-cell>
          <table:table-cell office:value-type="string">
            <text:p>Clé primaire</text:p>
          </table:table-cell>
        </table:table-row>
        <table:table-row table:style-name="ro2">
          <table:table-cell office:value-type="string">
            <text:p>CLI_NOM</text:p>
          </table:table-cell>
          <table:table-cell office:value-type="string">
            <text:p>Nom Client</text:p>
          </table:table-cell>
          <table:table-cell office:value-type="string">
            <text:p>Nom ou raison sociale du client</text:p>
          </table:table-cell>
          <table:table-cell office:value-type="string">
            <text:p>Texte (100)</text:p>
          </table:table-cell>
          <table:table-cell office:value-type="string">
            <text:p>Obligatoire</text:p>
          </table:table-cell>
        </table:table-row>
        <table:table-row table:style-name="ro4">
          <table:table-cell office:value-type="string">
            <text:p>CLI_TYPE</text:p>
          </table:table-cell>
          <table:table-cell office:value-type="string">
            <text:p>Type de Client</text:p>
          </table:table-cell>
          <table:table-cell office:value-type="string">
            <text:p>Type du client : "Particulier" ou "Professionnel"</text:p>
          </table:table-cell>
          <table:table-cell office:value-type="string">
            <text:p>Enumération</text:p>
          </table:table-cell>
          <table:table-cell office:value-type="string">
            <text:p>Obligatoire</text:p>
          </table:table-cell>
        </table:table-row>
        <table:table-row table:style-name="ro2">
          <table:table-cell office:value-type="string">
            <text:p>CLI_COMM</text:p>
          </table:table-cell>
          <table:table-cell office:value-type="string">
            <text:p>Commercial assigné</text:p>
          </table:table-cell>
          <table:table-cell office:value-type="string">
            <text:p>Référence du commercial associé au client</text:p>
          </table:table-cell>
          <table:table-cell office:value-type="string">
            <text:p>Texte (50)</text:p>
          </table:table-cell>
          <table:table-cell office:value-type="string">
            <text:p>Obligatoire</text:p>
          </table:table-cell>
        </table:table-row>
        <table:table-row table:style-name="ro2">
          <table:table-cell office:value-type="string">
            <text:p>COM_ID</text:p>
          </table:table-cell>
          <table:table-cell office:value-type="string">
            <text:p>Identifiant Commande</text:p>
          </table:table-cell>
          <table:table-cell office:value-type="string">
            <text:p>Identifiant unique de la commande</text:p>
          </table:table-cell>
          <table:table-cell office:value-type="string">
            <text:p>Entier</text:p>
          </table:table-cell>
          <table:table-cell office:value-type="string">
            <text:p>Clé primaire</text:p>
          </table:table-cell>
        </table:table-row>
        <table:table-row table:style-name="ro2">
          <table:table-cell office:value-type="string">
            <text:p>COM_DATE</text:p>
          </table:table-cell>
          <table:table-cell office:value-type="string">
            <text:p>Date Commande</text:p>
          </table:table-cell>
          <table:table-cell office:value-type="string">
            <text:p>Date à laquelle la commande a été passée</text:p>
          </table:table-cell>
          <table:table-cell office:value-type="string">
            <text:p>Date</text:p>
          </table:table-cell>
          <table:table-cell office:value-type="string">
            <text:p>Obligatoire</text:p>
          </table:table-cell>
        </table:table-row>
        <table:table-row table:style-name="ro4">
          <table:table-cell office:value-type="string">
            <text:p>COM_STATUT</text:p>
          </table:table-cell>
          <table:table-cell office:value-type="string">
            <text:p>Statut Commande</text:p>
          </table:table-cell>
          <table:table-cell office:value-type="string">
            <text:p>Statut de la commande : "En cours", "Expédiée", "Terminée"</text:p>
          </table:table-cell>
          <table:table-cell office:value-type="string">
            <text:p>Enumération</text:p>
          </table:table-cell>
          <table:table-cell office:value-type="string">
            <text:p>Obligatoire</text:p>
          </table:table-cell>
        </table:table-row>
        <table:table-row table:style-name="ro2">
          <table:table-cell office:value-type="string">
            <text:p>ADR_LIV</text:p>
          </table:table-cell>
          <table:table-cell office:value-type="string">
            <text:p>Adresse Livraison</text:p>
          </table:table-cell>
          <table:table-cell office:value-type="string">
            <text:p>Adresse où la commande doit être livrée</text:p>
          </table:table-cell>
          <table:table-cell office:value-type="string">
            <text:p>Texte (255)</text:p>
          </table:table-cell>
          <table:table-cell office:value-type="string">
            <text:p>Obligatoire</text:p>
          </table:table-cell>
        </table:table-row>
        <table:table-row table:style-name="ro2">
          <table:table-cell office:value-type="string">
            <text:p>ADR_FACT</text:p>
          </table:table-cell>
          <table:table-cell office:value-type="string">
            <text:p>Adresse Facturation</text:p>
          </table:table-cell>
          <table:table-cell office:value-type="string">
            <text:p>Adresse utilisée pour la facturation</text:p>
          </table:table-cell>
          <table:table-cell office:value-type="string">
            <text:p>Texte (255)</text:p>
          </table:table-cell>
          <table:table-cell office:value-type="string">
            <text:p>Obligatoire</text:p>
          </table:table-cell>
        </table:table-row>
        <table:table-row table:style-name="ro4">
          <table:table-cell office:value-type="string">
            <text:p>DOC_ID</text:p>
          </table:table-cell>
          <table:table-cell office:value-type="string">
            <text:p>Identifiant Document</text:p>
          </table:table-cell>
          <table:table-cell office:value-type="string">
            <text:p>Identifiant unique d’un document lié à une commande</text:p>
          </table:table-cell>
          <table:table-cell office:value-type="string">
            <text:p>Entier</text:p>
          </table:table-cell>
          <table:table-cell office:value-type="string">
            <text:p>Clé primaire</text:p>
          </table:table-cell>
        </table:table-row>
        <table:table-row table:style-name="ro4">
          <table:table-cell office:value-type="string">
            <text:p>DOC_TYPE</text:p>
          </table:table-cell>
          <table:table-cell office:value-type="string">
            <text:p>Type Document</text:p>
          </table:table-cell>
          <table:table-cell office:value-type="string">
            <text:p>Type de document : Bon de livraison ou Facture</text:p>
          </table:table-cell>
          <table:table-cell office:value-type="string">
            <text:p>Enumération</text:p>
          </table:table-cell>
          <table:table-cell office:value-type="string">
            <text:p>Obligatoire</text:p>
          </table:table-cell>
        </table:table-row>
        <table:table-row table:style-name="ro2">
          <table:table-cell office:value-type="string">
            <text:p>DOC_DATE</text:p>
          </table:table-cell>
          <table:table-cell office:value-type="string">
            <text:p>Date Document</text:p>
          </table:table-cell>
          <table:table-cell office:value-type="string">
            <text:p>Date d’émission du document</text:p>
          </table:table-cell>
          <table:table-cell office:value-type="string">
            <text:p>Date</text:p>
          </table:table-cell>
          <table:table-cell office:value-type="string">
            <text:p>Obligatoire</text:p>
          </table:table-cell>
        </table:table-row>
        <table:table-row table:style-name="ro2">
          <table:table-cell office:value-type="string">
            <text:p>DOC_MONTANT</text:p>
          </table:table-cell>
          <table:table-cell office:value-type="string">
            <text:p>Montant Document</text:p>
          </table:table-cell>
          <table:table-cell office:value-type="string">
            <text:p>Montant total (facture ou livraison)</text:p>
          </table:table-cell>
          <table:table-cell office:value-type="string">
            <text:p>Décimal (10,2)</text:p>
          </table:table-cell>
          <table:table-cell office:value-type="string">
            <text:p>&gt; 0</text:p>
          </table:table-cell>
        </table:table-row>
        <table:table-row table:style-name="ro2" table:number-rows-repeated="9">
          <table:table-cell table:style-name="Default" table:number-columns-repeated="5"/>
        </table:table-row>
        <table:table-row table:style-name="ro5">
          <table:table-cell table:style-name="ce4" office:value-type="string" table:number-columns-spanned="2" table:number-rows-spanned="1">
            <text:p>Règles de gestion</text:p>
          </table:table-cell>
          <table:covered-table-cell table:style-name="Default"/>
          <table:table-cell table:style-name="Default" table:number-columns-repeated="3"/>
        </table:table-row>
        <table:table-row table:style-name="ro2">
          <table:table-cell table:style-name="ce2" office:value-type="string">
            <text:p>ID</text:p>
          </table:table-cell>
          <table:table-cell table:style-name="ce2" office:value-type="string">
            <text:p>Description</text:p>
          </table:table-cell>
          <table:table-cell table:style-name="Default" table:number-columns-repeated="3"/>
        </table:table-row>
        <table:table-row table:style-name="ro6">
          <table:table-cell office:value-type="string">
            <text:p>RG1</text:p>
          </table:table-cell>
          <table:table-cell office:value-type="string">
            <text:p>Les clients particuliers paient à la commande, les professionnels paient en différé par virement ou chèque. Le coefficient appliqué pour les clients particuliers est fixe et identique pour tous, tandis que les réductions supplémentaires pour les professionnels sont validées par le service commercial.</text:p>
          </table:table-cell>
          <table:table-cell table:style-name="Default" table:number-columns-repeated="3"/>
        </table:table-row>
        <table:table-row table:style-name="ro4">
          <table:table-cell office:value-type="string">
            <text:p>RG2</text:p>
          </table:table-cell>
          <table:table-cell office:value-type="string">
            <text:p>Une commande peut être expédiée partiellement, mais une seule facture est émise pour une commande complète.</text:p>
          </table:table-cell>
          <table:table-cell table:style-name="Default" table:number-columns-repeated="3"/>
        </table:table-row>
        <table:table-row table:style-name="ro7">
          <table:table-cell office:value-type="string">
            <text:p>RG3</text:p>
          </table:table-cell>
          <table:table-cell office:value-type="string">
            <text:p>Une facture contient toutes les informations obligatoires, telles que définies dans les règles légales. Les documents liés aux commandes (factures, bons de livraison) sont conservés pendant trois ans.</text:p>
          </table:table-cell>
          <table:table-cell table:style-name="Default" table:number-columns-repeated="3"/>
        </table:table-row>
        <table:table-row table:style-name="ro4">
          <table:table-cell office:value-type="string">
            <text:p>RG4</text:p>
          </table:table-cell>
          <table:table-cell office:value-type="string">
            <text:p>Les prix de vente sont calculés en appliquant un coefficient spécifique au prix d'achat du produit, en fonction du type de client.</text:p>
          </table:table-cell>
          <table:table-cell table:style-name="Default" table:number-columns-repeated="3"/>
        </table:table-row>
        <table:table-row table:style-name="ro7">
          <table:table-cell office:value-type="string">
            <text:p>RG5</text:p>
          </table:table-cell>
          <table:table-cell office:value-type="string">
            <text:p>Les produits ne peuvent être achetés que chez un fournisseur exclusif et les produits désactivés ne doivent pas apparaître dans le catalogue accessible au client.</text:p>
          </table:table-cell>
          <table:table-cell table:style-name="Default" table:number-columns-repeated="3"/>
        </table:table-row>
        <table:table-row table:style-name="ro4">
          <table:table-cell office:value-type="string">
            <text:p>RG6</text:p>
          </table:table-cell>
          <table:table-cell office:value-type="string">
            <text:p>L’arborescence Rubrique/SousRubrique peut être modifiée par l’équipe gestionnaire des produits.</text:p>
          </table:table-cell>
          <table:table-cell table:style-name="Default" table:number-columns-repeated="3"/>
        </table:table-row>
      </table:table>
      <table:table table:name="Feuille2" table:style-name="ta1" table:print="false">
        <table:table-column table:style-name="co6" table:default-cell-style-name="Default"/>
        <table:table-row table:style-name="ro2">
          <table:table-cell/>
        </table:table-row>
      </table:table>
      <table:table table:name="Feuille3" table:style-name="ta1" table:print="false">
        <table:table-column table:style-name="co6" table:default-cell-style-name="Default"/>
        <table:table-row table:style-name="ro2">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01-09">09/01/2025</text:date>, <text:time>12:03: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hony Ravisy</meta:initial-creator>
    <meta:creation-date>2025-01-07T20:59:06.43</meta:creation-date>
    <dc:date>2025-01-09T12:03:16.06</dc:date>
    <dc:creator>Anthony Ravisy</dc:creator>
    <meta:editing-duration>PT11M47S</meta:editing-duration>
    <meta:editing-cycles>2</meta:editing-cycles>
    <meta:generator>OpenOffice/4.1.15$Win32 OpenOffice.org_project/4115m2$Build-9813</meta:generator>
    <meta:document-statistic meta:table-count="3" meta:cell-count="121" meta:object-count="0"/>
  </office:meta>
</office:document-meta>
</file>